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7.5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147.94pt"/>
    </style:style>
    <style:style style:name="co4" style:family="table-column">
      <style:table-column-properties fo:break-before="auto" style:column-width="113.9pt"/>
    </style:style>
    <style:style style:name="co5" style:family="table-column">
      <style:table-column-properties fo:break-before="auto" style:column-width="218.04pt"/>
    </style:style>
    <style:style style:name="co6" style:family="table-column">
      <style:table-column-properties fo:break-before="auto" style:column-width="110.44pt"/>
    </style:style>
    <style:style style:name="co7" style:family="table-column">
      <style:table-column-properties fo:break-before="auto" style:column-width="47.96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3.24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DATE_20__28_24-12-01_29_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972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5eb91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35691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DATE (24-12-01)'.D7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DATE (24-12-01)'.D7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DATE (24-12-01)'.D7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dee6e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DATE (24-12-01)'.D7"/>
    </style:style>
    <style:style style:name="ce38" style:family="table-cell" style:parent-style-name="Default">
      <style:table-cell-properties fo:border-bottom="0.74pt solid #000000" fo:background-color="#dee6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DATE (24-12-01)'.D7"/>
    </style:style>
    <style:style style:name="ce39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n-Compliant&quot;" style:apply-style-name="ConditionalStyle_5f_1" style:base-cell-address="'DATE (24-12-01)'.D7"/>
    </style:style>
    <style:style style:name="ce40" style:family="table-cell" style:parent-style-name="Default">
      <style:table-cell-properties fo:background-color="#dee6e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dee6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dee6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dee6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2-01)'.D7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2-01)'.F7">
          <table:error-message table:message-type="stop" table:display="true"/>
        </table:content-validation>
      </table:content-validations>
      <table:table table:name="DATE (24-12-01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1" office:value-type="string" calcext:value-type="string" table:number-columns-spanned="1" table:number-rows-spanned="6">
            <text:p>Requirement </text:p>
          </table:table-cell>
          <table:table-cell table:style-name="ce1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19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0" office:value-type="string" calcext:value-type="string" table:number-columns-spanned="1" table:number-rows-spanned="3">
            <text:p>Name:</text:p>
          </table:table-cell>
          <table:table-cell table:style-name="ce30" table:number-columns-spanned="1" table:number-rows-spanned="3"/>
          <table:table-cell table:style-name="ce35" office:value-type="string" calcext:value-type="string" table:number-columns-spanned="1" table:number-rows-spanned="3">
            <text:p>Name:</text:p>
          </table:table-cell>
          <table:table-cell table:style-name="ce44" table:number-columns-spanned="1" table:number-rows-spanned="3"/>
          <table:table-cell table:number-columns-repeated="1017"/>
        </table:table-row>
        <table:table-row table:style-name="ro1">
          <table:covered-table-cell table:number-columns-repeated="3" table:style-name="ce2"/>
          <table:covered-table-cell table:style-name="ce21"/>
          <table:covered-table-cell table:style-name="ce31"/>
          <table:covered-table-cell table:number-columns-repeated="2" table:style-name="ce2"/>
          <table:table-cell table:number-columns-repeated="1017"/>
        </table:table-row>
        <table:table-row table:style-name="ro1">
          <table:covered-table-cell table:number-columns-repeated="3" table:style-name="ce2"/>
          <table:covered-table-cell table:style-name="ce22"/>
          <table:covered-table-cell table:style-name="ce32"/>
          <table:covered-table-cell table:number-columns-repeated="2" table:style-name="ce3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number-columns-repeated="1017"/>
        </table:table-row>
        <table:table-row table:style-name="ro2">
          <table:covered-table-cell table:number-columns-repeated="3" table:style-name="ce3"/>
          <table:table-cell table:style-name="ce23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19"/>
          <table:table-cell table:style-name="ce36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24" table:content-validation-name="val1"/>
          <table:table-cell table:style-name="ce27"/>
          <table:table-cell table:style-name="ce37" table:content-validation-name="val2"/>
          <table:table-cell table:style-name="ce40"/>
          <table:table-cell table:number-columns-repeated="1017"/>
        </table:table-row>
        <table:table-row table:style-name="ro1">
          <table:table-cell table:style-name="ce5" office:value-type="string" calcext:value-type="string">
            <text:p>PSRM-001</text:p>
          </table:table-cell>
          <table:table-cell table:style-name="ce5" table:number-columns-repeated="2"/>
          <table:table-cell table:style-name="ce25" table:content-validation-name="val1"/>
          <table:table-cell table:style-name="ce33"/>
          <table:table-cell table:style-name="ce38" table:content-validation-name="val2"/>
          <table:table-cell table:style-name="ce41"/>
          <table:table-cell table:number-columns-repeated="1017"/>
        </table:table-row>
        <table:table-row table:style-name="ro1">
          <table:table-cell table:style-name="ce6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4"/>
          <table:table-cell table:style-name="ce17"/>
          <table:table-cell table:style-name="ce24" table:content-validation-name="val1"/>
          <table:table-cell table:style-name="ce27"/>
          <table:table-cell table:style-name="ce37" table:content-validation-name="val2"/>
          <table:table-cell table:style-name="ce40"/>
          <table:table-cell table:number-columns-repeated="1017"/>
        </table:table-row>
        <table:table-row table:style-name="ro1">
          <table:table-cell table:style-name="ce5" office:value-type="string" calcext:value-type="string">
            <text:p>STND-004</text:p>
          </table:table-cell>
          <table:table-cell table:style-name="ce5"/>
          <table:table-cell table:style-name="ce18"/>
          <table:table-cell table:style-name="ce25" table:content-validation-name="val1"/>
          <table:table-cell table:style-name="ce33"/>
          <table:table-cell table:style-name="ce38" table:content-validation-name="val2"/>
          <table:table-cell table:style-name="ce41"/>
          <table:table-cell table:number-columns-repeated="1017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4" office:value-type="string" calcext:value-type="string">
            <text:p>Storage Location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4.A</text:p>
          </table:table-cell>
          <table:table-cell table:style-name="ce14" office:value-type="string" calcext:value-type="string">
            <text:p>Identification Format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4.B</text:p>
          </table:table-cell>
          <table:table-cell table:style-name="ce14" office:value-type="string" calcext:value-type="string">
            <text:p>Exclusivity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14" office:value-type="string" calcext:value-type="string">
            <text:p>New Work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4"/>
          <table:table-cell table:style-name="ce17"/>
          <table:table-cell table:style-name="ce27" table:number-columns-repeated="2"/>
          <table:table-cell table:style-name="ce40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STND-002</text:p>
          </table:table-cell>
          <table:table-cell table:number-columns-repeated="2"/>
          <table:table-cell table:style-name="ce27"/>
          <table:table-cell table:style-name="ce33"/>
          <table:table-cell table:style-name="ce41"/>
          <table:table-cell table:style-name="ce45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3.A</text:p>
          </table:table-cell>
          <table:table-cell table:style-name="ce14" office:value-type="string" calcext:value-type="string">
            <text:p>Nature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3.B</text:p>
          </table:table-cell>
          <table:table-cell table:style-name="ce14" office:value-type="string" calcext:value-type="string">
            <text:p>No X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3.C</text:p>
          </table:table-cell>
          <table:table-cell table:style-name="ce14" office:value-type="string" calcext:value-type="string">
            <text:p>Size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4" office:value-type="string" calcext:value-type="string">
            <text:p>Timing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A</text:p>
          </table:table-cell>
          <table:table-cell table:style-name="ce14" office:value-type="string" calcext:value-type="string">
            <text:p>Configuration Support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B</text:p>
          </table:table-cell>
          <table:table-cell table:style-name="ce14" office:value-type="string" calcext:value-type="string">
            <text:p>Randomnes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C</text:p>
          </table:table-cell>
          <table:table-cell table:style-name="ce14" office:value-type="string" calcext:value-type="string">
            <text:p>Positional Fairnes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D</text:p>
          </table:table-cell>
          <table:table-cell table:style-name="ce14" office:value-type="string" calcext:value-type="string">
            <text:p>Team Position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1</text:p>
          </table:table-cell>
          <table:table-cell table:style-name="ce14" office:value-type="string" calcext:value-type="string">
            <text:p>Guard State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2</text:p>
          </table:table-cell>
          <table:table-cell table:style-name="ce14" office:value-type="string" calcext:value-type="string">
            <text:p>Terrain State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3</text:p>
          </table:table-cell>
          <table:table-cell table:style-name="ce14" office:value-type="string" calcext:value-type="string">
            <text:p>Starting Res./Game Rule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.E.4</text:p>
          </table:table-cell>
          <table:table-cell table:style-name="ce14" office:value-type="string" calcext:value-type="string">
            <text:p>Object Change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14" office:value-type="string" calcext:value-type="string">
            <text:p>Fair Land Generation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7.A</text:p>
          </table:table-cell>
          <table:table-cell table:style-name="ce14" office:value-type="string" calcext:value-type="string">
            <text:p>Maximum Elevation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7.B</text:p>
          </table:table-cell>
          <table:table-cell table:style-name="ce14" office:value-type="string" calcext:value-type="string">
            <text:p>Elevation Fairnes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8.A</text:p>
          </table:table-cell>
          <table:table-cell table:style-name="ce14" office:value-type="string" calcext:value-type="string">
            <text:p>Terrain Fairnes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8.B</text:p>
          </table:table-cell>
          <table:table-cell table:style-name="ce14" office:value-type="string" calcext:value-type="string">
            <text:p>Forest Impingement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8.C</text:p>
          </table:table-cell>
          <table:table-cell table:style-name="ce14" office:value-type="string" calcext:value-type="string">
            <text:p>Forest Acces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A</text:p>
          </table:table-cell>
          <table:table-cell table:style-name="ce14" office:value-type="string" calcext:value-type="string">
            <text:p>Forbidden Object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B.1</text:p>
          </table:table-cell>
          <table:table-cell table:style-name="ce14" office:value-type="string" calcext:value-type="string">
            <text:p>Starting Units/Buildings Qty.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B.2</text:p>
          </table:table-cell>
          <table:table-cell table:style-name="ce14" office:value-type="string" calcext:value-type="string">
            <text:p>Starting Object Utility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B.3</text:p>
          </table:table-cell>
          <table:table-cell table:style-name="ce14" office:value-type="string" calcext:value-type="string">
            <text:p>Starting Combat Unit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1.a</text:p>
          </table:table-cell>
          <table:table-cell table:style-name="ce14" office:value-type="string" calcext:value-type="string">
            <text:p>Player-Assigned Resource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1.b</text:p>
          </table:table-cell>
          <table:table-cell table:style-name="ce14" office:value-type="string" calcext:value-type="string">
            <text:p>Neutral Resource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2</text:p>
          </table:table-cell>
          <table:table-cell table:style-name="ce14" office:value-type="string" calcext:value-type="string">
            <text:p>Gaia Convertible Object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9.C.3</text:p>
          </table:table-cell>
          <table:table-cell table:style-name="ce14" office:value-type="string" calcext:value-type="string">
            <text:p>Gaia Hostile Object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0" calcext:value-type="float">
            <text:p>10</text:p>
          </table:table-cell>
          <table:table-cell table:style-name="ce14" office:value-type="string" calcext:value-type="string">
            <text:p>Regicide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1" calcext:value-type="float">
            <text:p>11</text:p>
          </table:table-cell>
          <table:table-cell table:style-name="ce14" office:value-type="string" calcext:value-type="string">
            <text:p>AI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5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Visual Mods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15"/>
          <table:table-cell table:style-name="ce14"/>
          <table:table-cell table:style-name="ce28" table:number-columns-repeated="2"/>
          <table:table-cell table:style-name="ce42" table:number-columns-repeated="2"/>
          <table:table-cell table:number-columns-repeated="1017"/>
        </table:table-row>
        <table:table-row table:style-name="ro1">
          <table:table-cell/>
          <table:table-cell table:style-name="ce15" office:value-type="float" office:value="13" calcext:value-type="float">
            <text:p>13</text:p>
          </table:table-cell>
          <table:table-cell table:style-name="ce14" office:value-type="string" calcext:value-type="string">
            <text:p>FFA Trade </text:p>
          </table:table-cell>
          <table:table-cell table:style-name="ce26" table:content-validation-name="val1" office:value-type="string" calcext:value-type="string">
            <text:p>Compliant</text:p>
          </table:table-cell>
          <table:table-cell table:style-name="ce28"/>
          <table:table-cell table:style-name="ce39" table:content-validation-name="val2" office:value-type="string" calcext:value-type="string">
            <text:p>Non-Compliant</text:p>
          </table:table-cell>
          <table:table-cell table:style-name="ce4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Overall Scorecard (Quantities)</text:p>
          </table:table-cell>
          <table:covered-table-cell table:number-columns-repeated="6" table:style-name="ce16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Status</text:p>
          </table:table-cell>
          <table:covered-table-cell table:number-columns-repeated="2"/>
          <table:table-cell table:style-name="ce29" office:value-type="string" calcext:value-type="string" table:number-columns-spanned="2" table:number-rows-spanned="1">
            <text:p>Supplier Inspection</text:p>
          </table:table-cell>
          <table:covered-table-cell/>
          <table:table-cell table:style-name="ce43" office:value-type="string" calcext:value-type="string" table:number-columns-spanned="2" table:number-rows-spanned="1">
            <text:p>Tournament Inspector</text:p>
          </table:table-cell>
          <table:covered-table-cell table:style-name="ce31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Non-Compliant</text:p>
          </table:table-cell>
          <table:covered-table-cell table:style-name="ce16"/>
          <table:covered-table-cell table:style-name="ce19"/>
          <table:table-cell table:style-name="ce14" table:formula="of:=COUNTIF([.$D$7:.$D$58];[.A62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4" table:formula="of:=COUNTIF([.$F$7:.$F$58];[.A62])" office:value-type="float" office:value="35" calcext:value-type="float" table:number-columns-spanned="2" table:number-rows-spanned="1">
            <text:p>35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Rejected</text:p>
          </table:table-cell>
          <table:covered-table-cell table:style-name="ce16"/>
          <table:covered-table-cell table:style-name="ce19"/>
          <table:table-cell table:style-name="ce14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4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ce Expected</text:p>
          </table:table-cell>
          <table:covered-table-cell table:style-name="ce16"/>
          <table:covered-table-cell table:style-name="ce19"/>
          <table:table-cell table:style-name="ce14" table:formula="of:=COUNTIF([.$D$7:.$D$58];[.A64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4" table:formula="of:=COUNTIF([.$F$7:.$F$58];[.A64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Exception Granted</text:p>
          </table:table-cell>
          <table:covered-table-cell table:style-name="ce16"/>
          <table:covered-table-cell table:style-name="ce19"/>
          <table:table-cell table:style-name="ce14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4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3" table:number-rows-spanned="1">
            <text:p>Compliant</text:p>
          </table:table-cell>
          <table:covered-table-cell table:style-name="ce16"/>
          <table:covered-table-cell table:style-name="ce19"/>
          <table:table-cell table:style-name="ce14" table:formula="of:=COUNTIF([.$D$7:.$D$58];[.A66])" office:value-type="float" office:value="35" calcext:value-type="float" table:number-columns-spanned="2" table:number-rows-spanned="1">
            <text:p>35</text:p>
          </table:table-cell>
          <table:covered-table-cell table:style-name="ce19"/>
          <table:table-cell table:style-name="ce14" table:formula="of:=COUNTIF([.$F$7:.$F$58];[.A66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3" table:number-rows-spanned="1">
            <text:p>Not-Applicable</text:p>
          </table:table-cell>
          <table:covered-table-cell table:style-name="ce16"/>
          <table:covered-table-cell table:style-name="ce19"/>
          <table:table-cell table:style-name="ce14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4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7"/>
        </table:table-row>
        <table:table-row table:style-name="ro1" table:number-rows-repeated="93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DATE (24-12-01)'.D7:'DATE (24-12-01)'.D15 'DATE (24-12-01)'.D18:'DATE (24-12-01)'.D20 'DATE (24-12-01)'.D22:'DATE (24-12-01)'.D22 'DATE (24-12-01)'.D24:'DATE (24-12-01)'.D27 'DATE (24-12-01)'.D29:'DATE (24-12-01)'.D32 'DATE (24-12-01)'.D34:'DATE (24-12-01)'.D34 'DATE (24-12-01)'.D36:'DATE (24-12-01)'.D37 'DATE (24-12-01)'.D39:'DATE (24-12-01)'.D41 'DATE (24-12-01)'.D43:'DATE (24-12-01)'.D50 'DATE (24-12-01)'.D52:'DATE (24-12-01)'.D52 'DATE (24-12-01)'.D54:'DATE (24-12-01)'.D54 'DATE (24-12-01)'.D56:'DATE (24-12-01)'.D56 'DATE (24-12-01)'.D58:'DATE (24-12-01)'.D58 'DATE (24-12-01)'.F7:'DATE (24-12-01)'.F15 'DATE (24-12-01)'.F18:'DATE (24-12-01)'.F20 'DATE (24-12-01)'.F22:'DATE (24-12-01)'.F22 'DATE (24-12-01)'.F24:'DATE (24-12-01)'.F27 'DATE (24-12-01)'.F29:'DATE (24-12-01)'.F32 'DATE (24-12-01)'.F34:'DATE (24-12-01)'.F34 'DATE (24-12-01)'.F36:'DATE (24-12-01)'.F37 'DATE (24-12-01)'.F39:'DATE (24-12-01)'.F41 'DATE (24-12-01)'.F43:'DATE (24-12-01)'.F50 'DATE (24-12-01)'.F52:'DATE (24-12-01)'.F52 'DATE (24-12-01)'.F54:'DATE (24-12-01)'.F54 'DATE (24-12-01)'.F56:'DATE (24-12-01)'.F56 'DATE (24-12-01)'.F58:'DATE (24-12-01)'.F58">
            <calcext:condition calcext:apply-style-name="ConditionalStyle_1" calcext:value="=&quot;Non-Compliant&quot;" calcext:base-cell-address="'DATE (24-12-01)'.D7"/>
          </calcext:conditional-format>
          <calcext:conditional-format calcext:target-range-address="'DATE (24-12-01)'.D7:'DATE (24-12-01)'.D15 'DATE (24-12-01)'.D18:'DATE (24-12-01)'.D20 'DATE (24-12-01)'.D22:'DATE (24-12-01)'.D22 'DATE (24-12-01)'.D24:'DATE (24-12-01)'.D27 'DATE (24-12-01)'.D29:'DATE (24-12-01)'.D32 'DATE (24-12-01)'.D34:'DATE (24-12-01)'.D34 'DATE (24-12-01)'.D36:'DATE (24-12-01)'.D37 'DATE (24-12-01)'.D39:'DATE (24-12-01)'.D41 'DATE (24-12-01)'.D43:'DATE (24-12-01)'.D50 'DATE (24-12-01)'.D52:'DATE (24-12-01)'.D52 'DATE (24-12-01)'.D54:'DATE (24-12-01)'.D54 'DATE (24-12-01)'.D56:'DATE (24-12-01)'.D56 'DATE (24-12-01)'.D58:'DATE (24-12-01)'.D58 'DATE (24-12-01)'.F7:'DATE (24-12-01)'.F15 'DATE (24-12-01)'.F18:'DATE (24-12-01)'.F20 'DATE (24-12-01)'.F22:'DATE (24-12-01)'.F22 'DATE (24-12-01)'.F24:'DATE (24-12-01)'.F27 'DATE (24-12-01)'.F29:'DATE (24-12-01)'.F32 'DATE (24-12-01)'.F34:'DATE (24-12-01)'.F34 'DATE (24-12-01)'.F36:'DATE (24-12-01)'.F37 'DATE (24-12-01)'.F39:'DATE (24-12-01)'.F41 'DATE (24-12-01)'.F43:'DATE (24-12-01)'.F50 'DATE (24-12-01)'.F52:'DATE (24-12-01)'.F52 'DATE (24-12-01)'.F54:'DATE (24-12-01)'.F54 'DATE (24-12-01)'.F56:'DATE (24-12-01)'.F56 'DATE (24-12-01)'.F58:'DATE (24-12-01)'.F58">
            <calcext:condition calcext:apply-style-name="ConditionalStyle_2" calcext:value="=&quot;Exception Rejected&quot;" calcext:base-cell-address="'DATE (24-12-01)'.D7"/>
          </calcext:conditional-format>
          <calcext:conditional-format calcext:target-range-address="'DATE (24-12-01)'.D7:'DATE (24-12-01)'.D15 'DATE (24-12-01)'.D18:'DATE (24-12-01)'.D20 'DATE (24-12-01)'.D22:'DATE (24-12-01)'.D22 'DATE (24-12-01)'.D24:'DATE (24-12-01)'.D27 'DATE (24-12-01)'.D29:'DATE (24-12-01)'.D32 'DATE (24-12-01)'.D34:'DATE (24-12-01)'.D34 'DATE (24-12-01)'.D36:'DATE (24-12-01)'.D37 'DATE (24-12-01)'.D39:'DATE (24-12-01)'.D41 'DATE (24-12-01)'.D43:'DATE (24-12-01)'.D50 'DATE (24-12-01)'.D52:'DATE (24-12-01)'.D52 'DATE (24-12-01)'.D54:'DATE (24-12-01)'.D54 'DATE (24-12-01)'.D56:'DATE (24-12-01)'.D56 'DATE (24-12-01)'.D58:'DATE (24-12-01)'.D58 'DATE (24-12-01)'.F7:'DATE (24-12-01)'.F15 'DATE (24-12-01)'.F18:'DATE (24-12-01)'.F20 'DATE (24-12-01)'.F22:'DATE (24-12-01)'.F22 'DATE (24-12-01)'.F24:'DATE (24-12-01)'.F27 'DATE (24-12-01)'.F29:'DATE (24-12-01)'.F32 'DATE (24-12-01)'.F34:'DATE (24-12-01)'.F34 'DATE (24-12-01)'.F36:'DATE (24-12-01)'.F37 'DATE (24-12-01)'.F39:'DATE (24-12-01)'.F41 'DATE (24-12-01)'.F43:'DATE (24-12-01)'.F50 'DATE (24-12-01)'.F52:'DATE (24-12-01)'.F52 'DATE (24-12-01)'.F54:'DATE (24-12-01)'.F54 'DATE (24-12-01)'.F56:'DATE (24-12-01)'.F56 'DATE (24-12-01)'.F58:'DATE (24-12-01)'.F58">
            <calcext:condition calcext:apply-style-name="ConditionalStyle_3" calcext:value="=&quot;Compliance Expected&quot;" calcext:base-cell-address="'DATE (24-12-01)'.D7"/>
          </calcext:conditional-format>
          <calcext:conditional-format calcext:target-range-address="'DATE (24-12-01)'.D7:'DATE (24-12-01)'.D15 'DATE (24-12-01)'.D18:'DATE (24-12-01)'.D20 'DATE (24-12-01)'.D22:'DATE (24-12-01)'.D22 'DATE (24-12-01)'.D24:'DATE (24-12-01)'.D27 'DATE (24-12-01)'.D29:'DATE (24-12-01)'.D32 'DATE (24-12-01)'.D34:'DATE (24-12-01)'.D34 'DATE (24-12-01)'.D36:'DATE (24-12-01)'.D37 'DATE (24-12-01)'.D39:'DATE (24-12-01)'.D41 'DATE (24-12-01)'.D43:'DATE (24-12-01)'.D50 'DATE (24-12-01)'.D52:'DATE (24-12-01)'.D52 'DATE (24-12-01)'.D54:'DATE (24-12-01)'.D54 'DATE (24-12-01)'.D56:'DATE (24-12-01)'.D56 'DATE (24-12-01)'.D58:'DATE (24-12-01)'.D58 'DATE (24-12-01)'.F7:'DATE (24-12-01)'.F15 'DATE (24-12-01)'.F18:'DATE (24-12-01)'.F20 'DATE (24-12-01)'.F22:'DATE (24-12-01)'.F22 'DATE (24-12-01)'.F24:'DATE (24-12-01)'.F27 'DATE (24-12-01)'.F29:'DATE (24-12-01)'.F32 'DATE (24-12-01)'.F34:'DATE (24-12-01)'.F34 'DATE (24-12-01)'.F36:'DATE (24-12-01)'.F37 'DATE (24-12-01)'.F39:'DATE (24-12-01)'.F41 'DATE (24-12-01)'.F43:'DATE (24-12-01)'.F50 'DATE (24-12-01)'.F52:'DATE (24-12-01)'.F52 'DATE (24-12-01)'.F54:'DATE (24-12-01)'.F54 'DATE (24-12-01)'.F56:'DATE (24-12-01)'.F56 'DATE (24-12-01)'.F58:'DATE (24-12-01)'.F58">
            <calcext:condition calcext:apply-style-name="ConditionalStyle_4" calcext:value="=&quot;Exception Granted&quot;" calcext:base-cell-address="'DATE (24-12-01)'.D7"/>
          </calcext:conditional-format>
          <calcext:conditional-format calcext:target-range-address="'DATE (24-12-01)'.D7:'DATE (24-12-01)'.D15 'DATE (24-12-01)'.D18:'DATE (24-12-01)'.D20 'DATE (24-12-01)'.D22:'DATE (24-12-01)'.D22 'DATE (24-12-01)'.D24:'DATE (24-12-01)'.D27 'DATE (24-12-01)'.D29:'DATE (24-12-01)'.D32 'DATE (24-12-01)'.D34:'DATE (24-12-01)'.D34 'DATE (24-12-01)'.D36:'DATE (24-12-01)'.D37 'DATE (24-12-01)'.D39:'DATE (24-12-01)'.D41 'DATE (24-12-01)'.D43:'DATE (24-12-01)'.D50 'DATE (24-12-01)'.D52:'DATE (24-12-01)'.D52 'DATE (24-12-01)'.D54:'DATE (24-12-01)'.D54 'DATE (24-12-01)'.D56:'DATE (24-12-01)'.D56 'DATE (24-12-01)'.D58:'DATE (24-12-01)'.D58 'DATE (24-12-01)'.F7:'DATE (24-12-01)'.F15 'DATE (24-12-01)'.F18:'DATE (24-12-01)'.F20 'DATE (24-12-01)'.F22:'DATE (24-12-01)'.F22 'DATE (24-12-01)'.F24:'DATE (24-12-01)'.F27 'DATE (24-12-01)'.F29:'DATE (24-12-01)'.F32 'DATE (24-12-01)'.F34:'DATE (24-12-01)'.F34 'DATE (24-12-01)'.F36:'DATE (24-12-01)'.F37 'DATE (24-12-01)'.F39:'DATE (24-12-01)'.F41 'DATE (24-12-01)'.F43:'DATE (24-12-01)'.F50 'DATE (24-12-01)'.F52:'DATE (24-12-01)'.F52 'DATE (24-12-01)'.F54:'DATE (24-12-01)'.F54 'DATE (24-12-01)'.F56:'DATE (24-12-01)'.F56 'DATE (24-12-01)'.F58:'DATE (24-12-01)'.F58">
            <calcext:condition calcext:apply-style-name="ConditionalStyle_5" calcext:value="=&quot;Compliant&quot;" calcext:base-cell-address="'DATE (24-12-01)'.D7"/>
          </calcext:conditional-format>
          <calcext:conditional-format calcext:target-range-address="'DATE (24-12-01)'.D7:'DATE (24-12-01)'.D15 'DATE (24-12-01)'.D18:'DATE (24-12-01)'.D20 'DATE (24-12-01)'.D22:'DATE (24-12-01)'.D22 'DATE (24-12-01)'.D24:'DATE (24-12-01)'.D27 'DATE (24-12-01)'.D29:'DATE (24-12-01)'.D32 'DATE (24-12-01)'.D34:'DATE (24-12-01)'.D34 'DATE (24-12-01)'.D36:'DATE (24-12-01)'.D37 'DATE (24-12-01)'.D39:'DATE (24-12-01)'.D41 'DATE (24-12-01)'.D43:'DATE (24-12-01)'.D50 'DATE (24-12-01)'.D52:'DATE (24-12-01)'.D52 'DATE (24-12-01)'.D54:'DATE (24-12-01)'.D54 'DATE (24-12-01)'.D56:'DATE (24-12-01)'.D56 'DATE (24-12-01)'.D58:'DATE (24-12-01)'.D58 'DATE (24-12-01)'.F7:'DATE (24-12-01)'.F15 'DATE (24-12-01)'.F18:'DATE (24-12-01)'.F20 'DATE (24-12-01)'.F22:'DATE (24-12-01)'.F22 'DATE (24-12-01)'.F24:'DATE (24-12-01)'.F27 'DATE (24-12-01)'.F29:'DATE (24-12-01)'.F32 'DATE (24-12-01)'.F34:'DATE (24-12-01)'.F34 'DATE (24-12-01)'.F36:'DATE (24-12-01)'.F37 'DATE (24-12-01)'.F39:'DATE (24-12-01)'.F41 'DATE (24-12-01)'.F43:'DATE (24-12-01)'.F50 'DATE (24-12-01)'.F52:'DATE (24-12-01)'.F52 'DATE (24-12-01)'.F54:'DATE (24-12-01)'.F54 'DATE (24-12-01)'.F56:'DATE (24-12-01)'.F56 'DATE (24-12-01)'.F58:'DATE (24-12-01)'.F58">
            <calcext:condition calcext:apply-style-name="ConditionalStyle_6" calcext:value="=&quot;Not-Applicable&quot;" calcext:base-cell-address="'DATE (24-12-01)'.D7"/>
          </calcext:conditional-format>
          <calcext:conditional-format calcext:target-range-address="'DATE (24-12-01)'.D7:'DATE (24-12-01)'.D15 'DATE (24-12-01)'.D18:'DATE (24-12-01)'.D20 'DATE (24-12-01)'.D22:'DATE (24-12-01)'.D22 'DATE (24-12-01)'.D24:'DATE (24-12-01)'.D27 'DATE (24-12-01)'.D29:'DATE (24-12-01)'.D32 'DATE (24-12-01)'.D34:'DATE (24-12-01)'.D34 'DATE (24-12-01)'.D36:'DATE (24-12-01)'.D37 'DATE (24-12-01)'.D39:'DATE (24-12-01)'.D41 'DATE (24-12-01)'.D43:'DATE (24-12-01)'.D50 'DATE (24-12-01)'.D52:'DATE (24-12-01)'.D52 'DATE (24-12-01)'.D54:'DATE (24-12-01)'.D54 'DATE (24-12-01)'.D56:'DATE (24-12-01)'.D56 'DATE (24-12-01)'.D58:'DATE (24-12-01)'.D58 'DATE (24-12-01)'.F7:'DATE (24-12-01)'.F15 'DATE (24-12-01)'.F18:'DATE (24-12-01)'.F20 'DATE (24-12-01)'.F22:'DATE (24-12-01)'.F22 'DATE (24-12-01)'.F24:'DATE (24-12-01)'.F27 'DATE (24-12-01)'.F29:'DATE (24-12-01)'.F32 'DATE (24-12-01)'.F34:'DATE (24-12-01)'.F34 'DATE (24-12-01)'.F36:'DATE (24-12-01)'.F37 'DATE (24-12-01)'.F39:'DATE (24-12-01)'.F41 'DATE (24-12-01)'.F43:'DATE (24-12-01)'.F50 'DATE (24-12-01)'.F52:'DATE (24-12-01)'.F52 'DATE (24-12-01)'.F54:'DATE (24-12-01)'.F54 'DATE (24-12-01)'.F56:'DATE (24-12-01)'.F56 'DATE (24-12-01)'.F58:'DATE (24-12-01)'.F58">
            <calcext:condition calcext:apply-style-name="ConditionalStyle_7" calcext:value="=&quot;Exception Requested&quot;" calcext:base-cell-address="'DATE (24-12-01)'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ff8000"/>
    </style:style>
    <style:style style:name="ConditionalStyle_5f_3" style:display-name="ConditionalStyle_3" style:family="table-cell" style:parent-style-name="Default">
      <style:table-cell-properties fo:background-color="#bbe33d"/>
    </style:style>
    <style:style style:name="ConditionalStyle_5f_4" style:display-name="ConditionalStyle_4" style:family="table-cell" style:parent-style-name="Default">
      <style:table-cell-properties fo:background-color="#5eb91e"/>
    </style:style>
    <style:style style:name="ConditionalStyle_5f_5" style:display-name="ConditionalStyle_5" style:family="table-cell" style:parent-style-name="Default">
      <style:table-cell-properties fo:background-color="#007222"/>
    </style:style>
    <style:style style:name="ConditionalStyle_5f_6" style:display-name="ConditionalStyle_6" style:family="table-cell" style:parent-style-name="Default">
      <style:table-cell-properties fo:background-color="#ffffcc" fo:border="0.74pt solid #000000"/>
      <style:text-properties fo:color="#333333"/>
    </style:style>
    <style:style style:name="ConditionalStyle_5f_7" style:display-name="ConditionalStyle_7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E_20__28_24-12-01_29_" style:display-name="PageStyle_DATE (24-12-01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8" meta:object-count="0"/>
    <meta:generator>LibreOfficeDev/6.0.5.2$Linux_X86_64 LibreOffice_project/</meta:generator>
  </office:meta>
</office:document-meta>
</file>